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Segoe UI Symbol" svg:font-family="'Segoe UI Symbol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fo:margin-left="-0.191cm" fo:margin-top="0cm" fo:margin-bottom="0cm" table:align="left" style:writing-mode="lr-tb"/>
    </style:style>
    <style:style style:name="Таблица1.A" style:family="table-column">
      <style:table-column-properties style:column-width="7.502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4.99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Таблица1.B1" style:family="table-cell">
      <style:table-cell-properties style:vertical-align="bottom" fo:background-color="#ffffff" fo:padding-left="0.191cm" fo:padding-right="0.191cm" fo:padding-top="0cm" fo:padding-bottom="0cm" fo:border-left="0.25pt solid #000001" fo:border-right="0.25pt solid #000001" fo:border-top="0.25pt solid #000001" fo:border-bottom="0.5pt solid #000001">
        <style:background-image/>
      </style:table-cell-properties>
    </style:style>
    <style:style style:name="Таблица1.B2" style:family="table-cell">
      <style:table-cell-properties style:vertical-align="bottom" fo:background-color="#ffffff" fo:padding-left="0.191cm" fo:padding-right="0.191cm" fo:padding-top="0cm" fo:padding-bottom="0cm" fo:border-left="0.25pt solid #000001" fo:border-right="0.25pt solid #000001" fo:border-top="0.5pt solid #000001" fo:border-bottom="0.5pt solid #000001">
        <style:background-image/>
      </style:table-cell-properties>
    </style:style>
    <style:style style:name="Таблица2" style:family="table">
      <style:table-properties style:width="17.11cm" fo:margin-left="0.002cm" fo:margin-top="0cm" fo:margin-bottom="0cm" table:align="left" style:writing-mode="lr-tb"/>
    </style:style>
    <style:style style:name="Таблица2.A" style:family="table-column">
      <style:table-column-properties style:column-width="10.112cm"/>
    </style:style>
    <style:style style:name="Таблица2.B" style:family="table-column">
      <style:table-column-properties style:column-width="6.997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2.A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Calibri" fo:language="en" fo:country="US" style:font-name-complex="Calibri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US" style:font-name-complex="Calibri1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Calibri" style:font-name-complex="Calibri1"/>
    </style:style>
    <style:style style:name="P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Calibri" fo:font-size="14pt" fo:language="en" fo:country="US" style:font-size-asian="14pt" style:font-name-complex="Calibri1" style:font-size-complex="14pt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officeooo:rsid="000988ed" officeooo:paragraph-rsid="000988ed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text-transform="uppercase"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4pt" style:font-size-asian="14pt" style:font-name-complex="Times New Roman1" style:font-size-complex="14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variant="small-caps" fo:color="#000000" style:font-name="Times New Roman" fo:font-size="14pt" fo:letter-spacing="0.009cm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0988ed" officeooo:paragraph-rsid="000988ed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en" fo:country="US" fo:font-weight="normal" officeooo:rsid="000988ed" officeooo:paragraph-rsid="000988ed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en" fo:country="US" fo:font-weight="normal" officeooo:paragraph-rsid="000988ed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Liberation Serif" fo:font-size="14pt" fo:language="en" fo:country="US" officeooo:rsid="000bec6b" officeooo:paragraph-rsid="000bec6b" style:font-size-asian="14pt" style:font-name-complex="Liberation Serif1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Calibri" style:font-name-complex="Calibri1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Calibri" fo:language="en" fo:country="US" style:font-name-complex="Calibri1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line-height="120%" fo:text-align="justify" style:justify-single-word="false" fo:text-indent="1cm" style:auto-text-indent="false"/>
    </style:style>
    <style:style style:name="P27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P28" style:family="paragraph" style:parent-style-name="Standard">
      <style:paragraph-properties fo:margin-left="5.08cm" fo:margin-right="0cm" fo:line-height="120%" fo:text-align="justify" style:justify-single-word="false" fo:text-indent="1.27cm" style:auto-text-indent="false"/>
    </style:style>
    <style:style style:name="P29" style:family="paragraph" style:parent-style-name="Standard">
      <style:paragraph-properties fo:margin-left="3.81cm" fo:margin-right="0cm" fo:line-height="120%" fo:text-align="justify" style:justify-single-word="false" fo:text-indent="0cm" style:auto-text-indent="false"/>
    </style:style>
    <style:style style:name="P30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text-transform="uppercase"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Nimbus Roman No9 L" fo:font-size="14pt" fo:language="en" fo:country="US" officeooo:rsid="0010f1ca" officeooo:paragraph-rsid="0010f1ca" style:font-size-asian="14pt" style:font-name-complex="Calibri1" style:font-size-complex="14pt"/>
    </style:style>
    <style:style style:name="P3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Nimbus Roman No9 L" fo:font-size="14pt" fo:language="en" fo:country="US" officeooo:rsid="000a4f12" officeooo:paragraph-rsid="000a4f12" style:font-size-asian="14pt" style:font-name-complex="Calibri1" style:font-size-complex="14pt"/>
    </style:style>
    <style:style style:name="P3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Nimbus Roman No9 L" fo:font-size="14pt" fo:language="en" fo:country="US" style:font-size-asian="14pt" style:font-name-complex="Times New Roman1" style:font-size-complex="14pt"/>
    </style:style>
    <style:style style:name="P3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Nimbus Roman No9 L" fo:font-size="14pt" fo:language="en" fo:country="US" fo:font-weight="normal" officeooo:rsid="000a4f12" officeooo:paragraph-rsid="000a4f12" style:font-size-asian="14pt" style:font-weight-asian="normal" style:font-name-complex="Calibri1" style:font-size-complex="1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Nimbus Roman No9 L" fo:font-size="14pt" fo:language="en" fo:country="US" fo:font-weight="normal" officeooo:rsid="000a4f12" officeooo:paragraph-rsid="000a4f12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Nimbus Roman No9 L" fo:font-size="14pt" fo:language="en" fo:country="US" style:text-underline-style="solid" style:text-underline-width="auto" style:text-underline-color="font-color" officeooo:rsid="00114315" officeooo:paragraph-rsid="00114315" style:font-size-asian="12.25pt" style:font-name-complex="Calibri1" style:font-size-complex="14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Nimbus Roman No9 L" fo:font-size="14pt" fo:language="en" fo:country="US" style:text-underline-style="none" officeooo:rsid="00114315" officeooo:paragraph-rsid="0012cd51" style:font-size-asian="12.25pt" style:font-name-complex="Calibri1" style:font-size-complex="14pt"/>
    </style:style>
    <style:style style:name="P41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298cm"/>
        </style:tab-stops>
      </style:paragraph-properties>
      <style:text-properties fo:color="#000000" style:font-name="Nimbus Roman No9 L" fo:font-size="14pt" officeooo:paragraph-rsid="00114315" style:font-size-asian="14pt" style:font-name-complex="Times New Roman1" style:font-size-complex="14pt"/>
    </style:style>
    <style:style style:name="T1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fo:font-weight="bold" officeooo:rsid="00114315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style:font-size-asian="14pt" style:font-name-complex="Times New Roman1" style:font-size-complex="14pt" style:font-style-complex="italic" style:font-weight-complex="bold"/>
    </style:style>
    <style:style style:name="T5" style:family="text">
      <style:text-properties fo:color="#000000" style:font-name="Times New Roman" fo:font-size="14pt" officeooo:rsid="000a4f12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officeooo:rsid="00114315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8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9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en" fo:country="US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1" style:family="text">
      <style:text-properties fo:color="#000000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2" style:family="text">
      <style:text-properties fo:color="#000000" style:font-name="Segoe UI Symbol" fo:font-size="14pt" fo:font-weight="bold" style:font-size-asian="14pt" style:font-weight-asian="bold" style:font-name-complex="Segoe UI Symbol1" style:font-size-complex="14pt" style:font-weight-complex="bold"/>
    </style:style>
    <style:style style:name="T13" style:family="text">
      <style:text-properties fo:color="#000000" style:font-name="Cambria Math" fo:font-size="14pt" fo:font-weight="bold" style:font-size-asian="14pt" style:font-weight-asian="bold" style:font-name-complex="Cambria Math1" style:font-size-complex="14pt" style:font-weight-complex="bold"/>
    </style:style>
    <style:style style:name="T14" style:family="text">
      <style:text-properties fo:font-variant="small-caps" fo:color="#000000" style:font-name="Times New Roman" fo:font-size="14pt" fo:letter-spacing="0.009cm" fo:font-weight="bold" style:font-size-asian="14pt" style:font-weight-asian="bold" style:font-name-complex="Times New Roman1" style:font-size-complex="14pt" style:font-weight-complex="bold"/>
    </style:style>
    <style:style style:name="T15" style:family="text">
      <style:text-properties fo:font-variant="small-caps" fo:color="#000000" style:font-name="Times New Roman" fo:font-size="14pt" fo:letter-spacing="0.009cm" fo:language="en" fo:country="US" fo:font-weight="bold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8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1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0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21" style:family="text">
      <style:text-properties style:font-name="Times New Roman" fo:font-size="14pt" fo:language="en" fo:country="US" fo:font-style="italic" fo:font-weight="bold" style:font-size-asian="14pt" style:font-style-asian="italic" style:font-weight-asian="bold" style:font-name-complex="Times New Roman1" style:font-size-complex="14pt"/>
    </style:style>
    <style:style style:name="T22" style:family="text">
      <style:text-properties style:font-name="Times New Roman" fo:language="en" fo:country="US" style:font-name-complex="Times New Roman1"/>
    </style:style>
    <style:style style:name="T23" style:family="text">
      <style:text-properties style:font-name="Times New Roman" fo:language="en" fo:country="US" officeooo:rsid="000a4f12" style:font-name-complex="Times New Roman1"/>
    </style:style>
    <style:style style:name="T24" style:family="text">
      <style:text-properties style:font-name="Times New Roman" fo:font-style="normal" fo:font-weight="normal" style:font-size-asian="14pt" style:font-style-asian="normal" style:font-weight-asian="normal" style:font-name-complex="Times New Roman1" style:font-style-complex="normal" style:font-weight-complex="normal"/>
    </style:style>
    <style:style style:name="T25" style:family="text">
      <style:text-properties style:font-name="Times New Roman" fo:font-style="normal" fo:font-weight="normal" officeooo:rsid="000988ed" style:font-size-asian="14pt" style:font-style-asian="normal" style:font-weight-asian="normal" style:font-name-complex="Times New Roman1" style:font-style-complex="normal" style:font-weight-complex="normal"/>
    </style:style>
    <style:style style:name="T26" style:family="text">
      <style:text-properties style:font-name="Times New Roman" fo:font-style="normal" fo:font-weight="normal" officeooo:rsid="0012cd51" style:font-size-asian="14pt" style:font-style-asian="normal" style:font-weight-asian="normal" style:font-name-complex="Times New Roman1" style:font-style-complex="normal" style:font-weight-complex="normal"/>
    </style:style>
    <style:style style:name="T27" style:family="text">
      <style:text-properties style:font-name="Symbol" fo:font-size="14pt" fo:language="en" fo:country="US" style:font-name-asian="Symbol1" style:font-size-asian="14pt" style:font-name-complex="Symbol1" style:font-size-complex="14pt"/>
    </style:style>
    <style:style style:name="T28" style:family="text">
      <style:text-properties officeooo:rsid="00114315"/>
    </style:style>
    <style:style style:name="T29" style:family="text">
      <style:text-properties fo:font-variant="normal" fo:text-transform="none" fo:color="#24292e" fo:letter-spacing="normal" fo:font-style="normal" style:text-underline-style="solid" style:text-underline-width="auto" style:text-underline-color="font-color" fo:font-weight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9">Кафедра <text:s text:c="4"/>МОЭВ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отчет</text:p>
      <text:p text:style-name="P1"><text:span text:style-name="T1">по лабораторной работе </text:span><text:span text:style-name="T12">№</text:span><text:span text:style-name="T1">1</text:span></text:p>
      <text:p text:style-name="P9">по дисциплине «Алгоритмы и структуры данных»</text:p>
      <text:p text:style-name="P14">Тема: Рекурсия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Студент гр. 7381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11">Кревчик А. Б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11">Фирсов М. А.</text:p>
          </table:table-cell>
        </table:table-row>
      </table:table>
      <text:p text:style-name="P3"/>
      <text:p text:style-name="P5"/>
      <text:p text:style-name="P5"/>
      <text:p text:style-name="P9">Санкт-Петербург</text:p>
      <text:p text:style-name="P9">2018</text:p>
      <text:p text:style-name="P23">Цель работы.</text:p>
      <text:p text:style-name="P24"><text:soft-page-break/>Ознакомиться с основными методами использования рекурсии и написать программу с использованием рекурсии.</text:p>
      <text:p text:style-name="P23">Задание.</text:p>
      <text:p text:style-name="P26"><text:span text:style-name="T16">Разработать программу, которая по заданному </text:span><text:span text:style-name="T17">простому_логическому </text:span><text:span text:style-name="T16">выражению (определение понятия см. в предыдущей задаче), не содержащему вхождений простых идентификаторов, вычисляет значение этого выражения.</text:span></text:p>
      <text:p text:style-name="P26"><text:span text:style-name="T17">простое_логическое::=<text:tab/></text:span><text:span text:style-name="T19">TRUE </text:span><text:span text:style-name="T16">| </text:span><text:span text:style-name="T19">FALSE </text:span><text:span text:style-name="T27"></text:span><text:span text:style-name="T17"> простой_идентификатор</text:span><text:span text:style-name="T20"> </text:span><text:span text:style-name="T17">|</text:span></text:p>
      <text:p text:style-name="P28"><text:span text:style-name="T19">NOT</text:span><text:span text:style-name="T16"> </text:span><text:span text:style-name="T17">простое_логическое</text:span><text:span text:style-name="T20"> </text:span><text:span text:style-name="T27"></text:span></text:p>
      <text:p text:style-name="P29"><text:span text:style-name="T16">(</text:span><text:span text:style-name="T17">простое_логическое</text:span><text:span text:style-name="T20"> </text:span><text:span text:style-name="T17">знак_операции</text:span><text:span text:style-name="T20"> </text:span><text:span text:style-name="T17">простое_логическое</text:span><text:span text:style-name="T16">)</text:span></text:p>
      <text:p text:style-name="P27">простой-идентификатор::=буква</text:p>
      <text:p text:style-name="P26"><text:span text:style-name="T17">знак-операции::= </text:span><text:span text:style-name="T19">AND </text:span><text:span text:style-name="T16">|</text:span><text:span text:style-name="T19"> OR</text:span></text:p>
      <text:p text:style-name="P23">Основные теоретические положения.</text:p>
      <text:p text:style-name="P24">Реку́рсия — 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. </text:p>
      <text:p text:style-name="P23"><text:span text:style-name="T28">Описание алгоритма</text:span>:</text:p>
      <text:p text:style-name="P24">Из входного потока считывается символ и проверяется на соответствие символу скобки (открывающей или закрывающей) или начальной букве знака операции или простого идентификатора. Если символ оказывается открывающей скобкой, то функция рекурсивно вызывает саму себя, если закрывающей – то функция возвращает результат логической операции. <text:s/>Если символ оказался буквой, то функция возвращает его обратно в поток и считывает <text:s/>слово, затем определяется, соответствует оно знаку операции или простому идентификатору. Если совпадений нет, выдается сообщение об ошибке. В ходе выполнения программы на консоль отображается глубина рекурсии.</text:p>
      <text:p text:style-name="P41"><text:span text:style-name="T29">Описание функций и структур данных</text:span><text:span text:style-name="T30">:</text:span></text:p>
      <text:p text:style-name="P2"><text:soft-page-break/><text:span text:style-name="T7">Функция</text:span><text:span text:style-name="T9"> </text:span><text:span text:style-name="T10">int logic(int depth, int* err_flag)</text:span></text:p>
      <text:p text:style-name="P2"><text:span text:style-name="T10"><text:tab/></text:span><text:span text:style-name="T7">Рекурсивная функция.</text:span></text:p>
      <text:p text:style-name="P20"><text:span text:style-name="T11">Аргументы:</text:span><text:span text:style-name="T3"> </text:span></text:p>
      <text:p text:style-name="P20"><text:span text:style-name="T9">depth</text:span><text:span text:style-name="T3"> – индекс смещения для отображения глубины рекурсии. </text:span></text:p>
      <text:p text:style-name="P20"><text:span text:style-name="T9">err</text:span><text:span text:style-name="T3">_</text:span><text:span text:style-name="T9">flag</text:span><text:span text:style-name="T3"> – указатель на флаг, который сообщает об ошибке</text:span></text:p>
      <text:p text:style-name="P25">Возвращаемое значение:</text:p>
      <text:p text:style-name="P24">1 или 0 – результат логической операции</text:p>
      <text:p text:style-name="P12"><text:s/><text:tab/>-1 – в случае ошибки (некорректности данных).</text:p>
      <text:p text:style-name="P12"/>
      <text:p text:style-name="P20"><text:span text:style-name="T16">При каждом вызове функции производится проверка значения флага. Если его значение равно 1, значит в предыдущем вызове была зафиксирована ошибка. Функция </text:span><text:span text:style-name="T10">logic</text:span><text:span text:style-name="T16"> возвращает -1. Функция </text:span><text:span text:style-name="T21">main</text:span><text:span text:style-name="T18"> </text:span><text:span text:style-name="T16">выводит сообщение об ошибке на экран. </text:span></text:p>
      <text:p text:style-name="P20"><text:span text:style-name="T16">Далее </text:span><text:span text:style-name="T3">из входного потока считывается символ. Если это открывающая скобка, то функция </text:span><text:span text:style-name="T10">logic</text:span><text:span text:style-name="T8"> </text:span><text:span text:style-name="T4">рекурсивно вызывает саму себя. Если этот вызов возвращает флаг, равный 1, то выводится сообщение об ошибке. Далее считывается следующий символ</text:span><text:span text:style-name="T3"> и проверяется на соответствие начальной букве знака операции или простого идентификатора. Если символ оказался буквой, то функция возвращает его обратно в поток и считывает <text:s/>слово, затем определяется, соответствует оно знаку операции или простому идентификатору. <text:s/>Далее считывается следующий аргумент, а потом выполняется логическая операция. Если совпадений нет, выдается сообщение об ошибке. В ходе выполнения программы на консоль отображается глубина рекурсии.</text:span></text:p>
      <text:p text:style-name="P20"><text:span text:style-name="T3"/></text:p>
      <text:p text:style-name="P2"><text:span text:style-name="T7">Функция</text:span><text:span text:style-name="T8"> int main()</text:span></text:p>
      <text:p text:style-name="P2"><text:span text:style-name="T3"><text:tab/></text:span><text:span text:style-name="T11">Описание:</text:span></text:p>
      <text:p text:style-name="P2"><text:span text:style-name="T3"><text:tab/>В главной функции программы происходит первый вызов функции, которой передается начальная глубина рекурсии, равная 0, <text:s/>и указатель на флаг. </text:span><text:soft-page-break/><text:span text:style-name="T3">Если после завершения рекурсии значение флага изменяется на 1, то на экран выводится сообщение об синтаксической ошибке. Также если после завершения работы функции </text:span><text:span text:style-name="T10">logic</text:span><text:span text:style-name="T8"> </text:span><text:span text:style-name="T4">в строке остались символы, выводится сообщение о лишних символах в строке.</text:span></text:p>
      <text:p text:style-name="P13">Если не было обнаружено ошибок, выводится значение простого логического выражения.</text:p>
      <text:p text:style-name="P23">Тестирование программы:</text:p>
      <text:p text:style-name="P20"><text:span text:style-name="T3">Файлы с тестовыми данными, находящиеся в директории </text:span><text:span text:style-name="T1">Tests</text:span><text:span text:style-name="T3"> и имеющие названия вида </text:span><text:span text:style-name="T6">T</text:span><text:span text:style-name="T1">.txt (1 </text:span><text:span text:style-name="T13">≤</text:span><text:span text:style-name="T1"> n </text:span><text:span text:style-name="T13">≤</text:span><text:span text:style-name="T1"> </text:span><text:span text:style-name="T2">6</text:span><text:span text:style-name="T1">)</text:span><text:span text:style-name="T3">, проверяют функционал и работоспособность написанной программы. Корректность работы программы протестирована как на пустой строке, так и на строках различной длины и содержания. </text:span></text:p>
      <text:p text:style-name="P2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">Входные данные</text:p>
          </table:table-cell>
          <table:table-cell table:style-name="Таблица2.A1" office:value-type="string">
            <text:p text:style-name="P15">Результат работы программы</text:p>
          </table:table-cell>
        </table:table-row>
        <table:table-row table:style-name="Таблица2.1">
          <table:table-cell table:style-name="Таблица2.A1" office:value-type="string">
            <text:p text:style-name="P17">((TRUE AND TRUE) OR FALSE)</text:p>
          </table:table-cell>
          <table:table-cell table:style-name="Таблица2.A1" office:value-type="string">
            <text:p text:style-name="P34">TRUE</text:p>
          </table:table-cell>
        </table:table-row>
        <table:table-row table:style-name="Таблица2.1">
          <table:table-cell table:style-name="Таблица2.A1" office:value-type="string">
            <text:p text:style-name="P17">(((TRUE OR FALSE) AND TRUE) OR FALSE)</text:p>
          </table:table-cell>
          <table:table-cell table:style-name="Таблица2.A1" office:value-type="string">
            <text:p text:style-name="P35">TRUE</text:p>
          </table:table-cell>
        </table:table-row>
        <table:table-row table:style-name="Таблица2.1">
          <table:table-cell table:style-name="Таблица2.A1" office:value-type="string">
            <text:p text:style-name="P18">(пустая строка)</text:p>
          </table:table-cell>
          <table:table-cell table:style-name="Таблица2.A1" office:value-type="string">
            <text:p text:style-name="P34">Syntax error!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22">((TRUE AND TRUE) OR FALSE)</text:span><text:span text:style-name="T23">)</text:span></text:p>
          </table:table-cell>
          <table:table-cell table:style-name="Таблица2.A1" office:value-type="string">
            <text:p text:style-name="P33">Extra symbols found</text:p>
          </table:table-cell>
        </table:table-row>
        <table:table-row table:style-name="Таблица2.1">
          <table:table-cell table:style-name="Таблица2.A1" office:value-type="string">
            <text:p text:style-name="P6"/>
            <text:p text:style-name="P16">((TRUE AND (NOT TRUE AND FALSE)) OR NOT(FALSE OR FALSE))</text:p>
          </table:table-cell>
          <table:table-cell table:style-name="Таблица2.A1" office:value-type="string">
            <text:p text:style-name="P32">TRUE</text:p>
          </table:table-cell>
        </table:table-row>
        <table:table-row table:style-name="Таблица2.1">
          <table:table-cell table:style-name="Таблица2.A7" office:value-type="string">
            <text:p text:style-name="P31">TRUE AND FALSE</text:p>
          </table:table-cell>
          <table:table-cell table:style-name="Таблица2.A7" office:value-type="string">
            <text:p text:style-name="P31">Extra symbols found</text:p>
          </table:table-cell>
        </table:table-row>
      </table:table>
      <text:p text:style-name="P22"/>
      <text:p text:style-name="P39">Пример:</text:p>
      <text:p text:style-name="P40">Функция <text:span text:style-name="T31">logic </text:span><text:span text:style-name="T32">считывает первый символ строки </text:span><text:span text:style-name="T25">((TRUE AND TRUE) OR FALSE). </text:span><text:span text:style-name="T24">Так как это открывающая скобка [(], то функция вызывает себя рекурсивно. Новый считанный символ [(] также является открывающей скобкой, так что <text:s/>снова рекурсивно вызывается функция. Следующий считанный символ [T] является буквой Т, мы возвращам символ обратно в поток и считываем всё слово. Затем выполняется проверка на соответсвие <text:s/>TRUE. Так как соответсвие </text:span><text:soft-page-break/><text:span text:style-name="T24">верно, функция присваивает первому аргументу значение 1. Аналогичные проверки происзодят с AND и TRUE. <text:s/>Затем считанный символ является закрывающей скобкой [</text:span><text:span text:style-name="T26">)</text:span><text:span text:style-name="T24">]. </text:span><text:span text:style-name="T26">Так как</text:span><text:span text:style-name="T24"> в предыдущих вызовах не было изменения флага вследсвие фиксирования ошибки, то возвращается значение </text:span><text:span text:style-name="T26">логической операции </text:span><text:span text:style-name="T24">[</text:span><text:span text:style-name="T25">(TRUE AND TRUE)</text:span><text:span text:style-name="T24">], </text:span><text:span text:style-name="T26">равное 1. Далее считываюся операция OR и аргумент FALSE. Выполняется логическая операция. Возвращается значение, равное 1. В функции main выполняется проверка на наличие лишних символов в строке и изменение флага. Так как огибок нет, выводится на экран выводится рещультат [TRUE].</text:span></text:p>
      <text:p text:style-name="P23">Выводы.</text:p>
      <text:p text:style-name="P20"><text:span text:style-name="T3">В ходе выполнения лабораторной работы </text:span><text:span text:style-name="T5">были </text:span><text:span text:style-name="T3">закреплены знания по теме «рекурсия».</text:span></text:p>
      <text:p text:style-name="P24"/>
      <text:p text:style-name="P24"/>
      <text:p text:style-name="P1"><text:span text:style-name="T14">Исходный</text:span><text:span text:style-name="T15"> </text:span><text:span text:style-name="T14">код</text:span><text:span text:style-name="T15">:</text:span></text:p>
      <text:p text:style-name="P19">#include &lt;stdio.h&gt;</text:p>
      <text:p text:style-name="P19">#include &lt;string.h&gt;</text:p>
      <text:p text:style-name="P19">#include &lt;stdlib.h&gt;</text:p>
      <text:p text:style-name="P19">#define start "Start of recursion"</text:p>
      <text:p text:style-name="P19">#define end "End of recursion"</text:p>
      <text:p text:style-name="P19"/>
      <text:p text:style-name="P19">int logic(int depth, int* err_flag){</text:p>
      <text:p text:style-name="P19"/>
      <text:p text:style-name="P19"><text:tab/>if(*err_flag){</text:p>
      <text:p text:style-name="P19"><text:tab/><text:tab/>printf("%*s\n",16 + depth*4, end);</text:p>
      <text:p text:style-name="P19"><text:tab/><text:tab/>return -1;</text:p>
      <text:p text:style-name="P19"><text:tab/>} </text:p>
      <text:p text:style-name="P19"><text:tab/>char str[7] ;</text:p>
      <text:p text:style-name="P19"><text:tab/>char ch;</text:p>
      <text:p text:style-name="P19"><text:tab/>while((ch = getchar()) == ' ');</text:p>
      <text:p text:style-name="P19"><text:tab/>printf("%*s\n",18 + depth*4, start);</text:p>
      <text:p text:style-name="P19"><text:tab/>if(ch == '('){<text:tab/><text:tab/><text:tab/>//проверка на открывающую скобку</text:p>
      <text:p text:style-name="P19"><text:tab/><text:tab/>printf("(\n");</text:p>
      <text:p text:style-name="P19"><text:tab/><text:tab/>int arg1 = logic(depth + 1, err_flag);<text:tab/>//считывание первого аргумента</text:p>
      <text:p text:style-name="P19"><text:soft-page-break/><text:tab/><text:tab/>if(*err_flag == 1){</text:p>
      <text:p text:style-name="P19"><text:tab/><text:tab/><text:tab/>printf("%*s\n",16 + depth*4, end);</text:p>
      <text:p text:style-name="P19"><text:tab/><text:tab/><text:tab/>return -1;</text:p>
      <text:p text:style-name="P19"><text:tab/><text:tab/>}</text:p>
      <text:p text:style-name="P19"><text:tab/><text:tab/>int arg2;</text:p>
      <text:p text:style-name="P19"><text:tab/><text:tab/>while((ch = getchar()) == ' ')</text:p>
      <text:p text:style-name="P19"><text:tab/><text:tab/>;</text:p>
      <text:p text:style-name="P19"><text:tab/><text:tab/>int res = -1;</text:p>
      <text:p text:style-name="P19"><text:tab/><text:tab/>if(ch == 'A'){</text:p>
      <text:p text:style-name="P19"><text:tab/><text:tab/><text:tab/>ungetc(ch, stdin);</text:p>
      <text:p text:style-name="P19"><text:tab/><text:tab/><text:tab/>fgets(str, 4, stdin);</text:p>
      <text:p text:style-name="P19"><text:tab/><text:tab/>}</text:p>
      <text:p text:style-name="P19"><text:tab/><text:tab/>if(ch == 'O'){</text:p>
      <text:p text:style-name="P19"><text:tab/><text:tab/><text:tab/>ungetc(ch, stdin);</text:p>
      <text:p text:style-name="P19"><text:tab/><text:tab/><text:tab/>fgets(str, 3, stdin);</text:p>
      <text:p text:style-name="P19"><text:tab/><text:tab/>}</text:p>
      <text:p text:style-name="P19"><text:tab/><text:tab/>if(!strcmp(str, "AND")){</text:p>
      <text:p text:style-name="P19"><text:tab/><text:tab/><text:tab/>printf("%*s\n",3 + depth*4, str);</text:p>
      <text:p text:style-name="P19"><text:tab/><text:tab/><text:tab/>arg2 = logic(depth + 1, err_flag);//считывание второго аргумента</text:p>
      <text:p text:style-name="P19"><text:tab/><text:tab/><text:tab/>if(*err_flag){<text:tab/><text:tab/><text:tab/><text:tab/><text:tab/>//для операции AND</text:p>
      <text:p text:style-name="P19"><text:tab/><text:tab/><text:tab/><text:tab/>printf("%*s\n",16 + depth*4, end);</text:p>
      <text:p text:style-name="P19"><text:tab/><text:tab/><text:tab/><text:tab/>return -1; </text:p>
      <text:p text:style-name="P19"><text:tab/><text:tab/><text:tab/>}</text:p>
      <text:p text:style-name="P19"><text:tab/><text:tab/><text:tab/>res = arg1 &amp;&amp; arg2;</text:p>
      <text:p text:style-name="P19"><text:tab/><text:tab/>}</text:p>
      <text:p text:style-name="P19"><text:tab/><text:tab/>if(!strcmp(str, "OR")){</text:p>
      <text:p text:style-name="P19"><text:tab/><text:tab/><text:tab/>printf("%*s\n", 2 + depth*4, str);</text:p>
      <text:p text:style-name="P19"><text:tab/><text:tab/><text:tab/>arg2 = logic(depth + 1, err_flag);//считывание второго аргумента</text:p>
      <text:p text:style-name="P19"><text:tab/><text:tab/><text:tab/>if(*err_flag){<text:tab/><text:tab/><text:tab/><text:tab/><text:tab/>//для операции OR</text:p>
      <text:p text:style-name="P19"><text:tab/><text:tab/><text:tab/><text:tab/>printf("%*s\n",16 + depth*4, end);</text:p>
      <text:p text:style-name="P19"><text:tab/><text:tab/><text:tab/><text:tab/>return -1; </text:p>
      <text:p text:style-name="P19"><text:tab/><text:tab/><text:tab/>}</text:p>
      <text:p text:style-name="P19"><text:tab/><text:tab/><text:tab/>res = arg1 || arg2;</text:p>
      <text:p text:style-name="P19"><text:tab/><text:tab/>}</text:p>
      <text:p text:style-name="P19"><text:tab/><text:tab/>if(res == -1){</text:p>
      <text:p text:style-name="P19"><text:tab/><text:tab/><text:tab/>*err_flag = 1;</text:p>
      <text:p text:style-name="P19"><text:tab/><text:tab/><text:tab/>printf("%*s\n",16 + depth*4, end);</text:p>
      <text:p text:style-name="P19"><text:tab/><text:tab/><text:tab/>return -1;</text:p>
      <text:p text:style-name="P19"><text:tab/><text:tab/>}</text:p>
      <text:p text:style-name="P19"><text:tab/><text:tab/>while((ch = getchar()) == ' ')</text:p>
      <text:p text:style-name="P19"><text:tab/><text:tab/><text:tab/>;</text:p>
      <text:p text:style-name="P19"><text:tab/><text:tab/>if(ch != ')'){</text:p>
      <text:p text:style-name="P19"><text:soft-page-break/><text:tab/><text:tab/><text:tab/>*err_flag = 1; // (true and (false and false))</text:p>
      <text:p text:style-name="P19"><text:tab/><text:tab/><text:tab/>printf("%*s\n",16 + depth*4, end);</text:p>
      <text:p text:style-name="P19"><text:tab/><text:tab/><text:tab/>return -1;</text:p>
      <text:p text:style-name="P19"><text:tab/><text:tab/>}</text:p>
      <text:p text:style-name="P19"><text:tab/><text:tab/>else{</text:p>
      <text:p text:style-name="P19"><text:tab/><text:tab/><text:tab/>printf(")\n");</text:p>
      <text:p text:style-name="P19"><text:tab/><text:tab/><text:tab/>printf("%*s\n",16 + depth*4, end);</text:p>
      <text:p text:style-name="P19"><text:tab/><text:tab/><text:tab/>return res;</text:p>
      <text:p text:style-name="P19"><text:tab/><text:tab/>}</text:p>
      <text:p text:style-name="P19"><text:tab/>}</text:p>
      <text:p text:style-name="P19"><text:tab/>if(ch == 'T'){</text:p>
      <text:p text:style-name="P19"><text:tab/><text:tab/>ungetc(ch, stdin);</text:p>
      <text:p text:style-name="P19"><text:tab/><text:tab/>fgets(str, 5, stdin);</text:p>
      <text:p text:style-name="P19"><text:tab/>}</text:p>
      <text:p text:style-name="P19"><text:tab/>if(ch == 'F'){</text:p>
      <text:p text:style-name="P19"><text:tab/><text:tab/>ungetc(ch, stdin);</text:p>
      <text:p text:style-name="P19"><text:tab/><text:tab/>fgets(str, 6, stdin);</text:p>
      <text:p text:style-name="P19"><text:tab/>}</text:p>
      <text:p text:style-name="P19"><text:tab/>if(ch == 'N'){</text:p>
      <text:p text:style-name="P19"><text:tab/><text:tab/>ungetc(ch, stdin);</text:p>
      <text:p text:style-name="P19"><text:tab/><text:tab/>fgets(str, 4, stdin);</text:p>
      <text:p text:style-name="P19"><text:tab/>}</text:p>
      <text:p text:style-name="P19"><text:tab/>if(!strcmp(str, "TRUE")){</text:p>
      <text:p text:style-name="P19"><text:tab/><text:tab/>printf("%*s\n", 4 + depth*4, str);</text:p>
      <text:p text:style-name="P19"><text:tab/><text:tab/>printf("%*s\n",16 + depth*4, end);</text:p>
      <text:p text:style-name="P19"><text:tab/><text:tab/>return 1;</text:p>
      <text:p text:style-name="P19"><text:tab/>}</text:p>
      <text:p text:style-name="P19"><text:tab/>if(!strcmp(str, "FALSE")){</text:p>
      <text:p text:style-name="P19"><text:tab/><text:tab/>printf("%*s\n", 5 + depth*4, str);</text:p>
      <text:p text:style-name="P19"><text:tab/><text:tab/>printf("%*s\n",16 + depth*4, end);</text:p>
      <text:p text:style-name="P19"><text:tab/><text:tab/>return 0;</text:p>
      <text:p text:style-name="P19"><text:tab/>}</text:p>
      <text:p text:style-name="P19"><text:tab/>if(!strcmp(str, "NOT")){</text:p>
      <text:p text:style-name="P19"><text:tab/><text:tab/>printf("%*s\n", 3 + depth*4, str);</text:p>
      <text:p text:style-name="P19"><text:tab/><text:tab/>printf("%*s\n",16 + depth*4, end);</text:p>
      <text:p text:style-name="P19"><text:tab/><text:tab/>return !logic(depth + 1, err_flag);</text:p>
      <text:p text:style-name="P19"><text:tab/>}</text:p>
      <text:p text:style-name="P19"><text:tab/>*err_flag = 1;</text:p>
      <text:p text:style-name="P19"><text:tab/>printf("%*s\n",16 + depth*4, end);</text:p>
      <text:p text:style-name="P19"><text:tab/>return -1;</text:p>
      <text:p text:style-name="P19">}</text:p>
      <text:p text:style-name="P19">int main(){</text:p>
      <text:p text:style-name="P19"><text:soft-page-break/><text:tab/>int err_flag = 0;</text:p>
      <text:p text:style-name="P19"><text:tab/>char ch;</text:p>
      <text:p text:style-name="P19"><text:tab/>int res = logic(0, &amp;err_flag);</text:p>
      <text:p text:style-name="P19"><text:tab/>if(err_flag){</text:p>
      <text:p text:style-name="P19"><text:tab/><text:tab/>printf("Syntax error!\n\n");</text:p>
      <text:p text:style-name="P19"><text:tab/><text:tab/>return 0;</text:p>
      <text:p text:style-name="P19"><text:tab/>}</text:p>
      <text:p text:style-name="P19"><text:tab/>while((ch = getchar()) == ' ')</text:p>
      <text:p text:style-name="P19"><text:tab/><text:tab/>;</text:p>
      <text:p text:style-name="P19"><text:tab/>if(ch != '\n' &amp;&amp; ch != EOF){</text:p>
      <text:p text:style-name="P19"><text:tab/><text:tab/>printf("Extra symbols found\n\n");</text:p>
      <text:p text:style-name="P19"><text:tab/><text:tab/>return 0;</text:p>
      <text:p text:style-name="P19"><text:tab/>}</text:p>
      <text:p text:style-name="P19"><text:tab/>if(res)</text:p>
      <text:p text:style-name="P19"><text:tab/><text:tab/>printf("TRUE\n\n");</text:p>
      <text:p text:style-name="P19"><text:tab/>else</text:p>
      <text:p text:style-name="P19"><text:tab/><text:tab/>printf("FALSE\n\n");</text:p>
      <text:p text:style-name="P19"><text:tab/>return 0;</text:p>
      <text:p text:style-name="P1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Segoe UI Symbol" svg:font-family="'Segoe UI Symbol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12</meta:editing-cycles>
    <meta:creation-date>2018-09-17T18:28:00</meta:creation-date>
    <dc:date>2018-09-21T10:10:52.769184577</dc:date>
    <meta:editing-duration>PT1H50M4S</meta:editing-duration>
    <meta:generator>LibreOffice/5.1.6.2$Linux_X86_64 LibreOffice_project/10m0$Build-2</meta:generator>
    <meta:document-statistic meta:table-count="2" meta:image-count="0" meta:object-count="0" meta:page-count="8" meta:paragraph-count="184" meta:word-count="1027" meta:character-count="7577" meta:non-whitespace-character-count="647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